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5d60" officeooo:paragraph-rsid="00065d60"/>
    </style:style>
    <style:style style:name="P2" style:family="paragraph" style:parent-style-name="Standard">
      <style:text-properties officeooo:rsid="0008138b" officeooo:paragraph-rsid="0008138b"/>
    </style:style>
    <style:style style:name="P3" style:family="paragraph" style:parent-style-name="Standard">
      <style:text-properties officeooo:rsid="0008138b" officeooo:paragraph-rsid="00065d60"/>
    </style:style>
    <style:style style:name="P4" style:family="paragraph" style:parent-style-name="Standard">
      <style:text-properties officeooo:rsid="00065d60" officeooo:paragraph-rsid="0008138b"/>
    </style:style>
    <style:style style:name="P5" style:family="paragraph" style:parent-style-name="Standard">
      <style:text-properties officeooo:rsid="000ac74c" officeooo:paragraph-rsid="000ac74c"/>
    </style:style>
    <style:style style:name="P6" style:family="paragraph" style:parent-style-name="Standard">
      <style:text-properties officeooo:paragraph-rsid="00130771"/>
    </style:style>
    <style:style style:name="P7" style:family="paragraph" style:parent-style-name="Standard">
      <style:text-properties officeooo:rsid="002208dd" officeooo:paragraph-rsid="002208dd"/>
    </style:style>
    <style:style style:name="P8" style:family="paragraph" style:parent-style-name="Standard">
      <style:text-properties officeooo:rsid="00065d60" officeooo:paragraph-rsid="0016e090"/>
    </style:style>
    <style:style style:name="P9" style:family="paragraph" style:parent-style-name="Standard">
      <style:text-properties officeooo:rsid="0018091a" officeooo:paragraph-rsid="0018091a"/>
    </style:style>
    <style:style style:name="P10" style:family="paragraph" style:parent-style-name="Standard">
      <style:text-properties officeooo:rsid="0019e15b" officeooo:paragraph-rsid="0019e15b"/>
    </style:style>
    <style:style style:name="P11" style:family="paragraph" style:parent-style-name="Standard">
      <style:text-properties officeooo:rsid="001f373e" officeooo:paragraph-rsid="001f373e"/>
    </style:style>
    <style:style style:name="P12" style:family="paragraph" style:parent-style-name="Standard">
      <style:text-properties officeooo:paragraph-rsid="004164c9"/>
    </style:style>
    <style:style style:name="P13" style:family="paragraph" style:parent-style-name="Standard">
      <style:text-properties officeooo:rsid="00065d60" officeooo:paragraph-rsid="002208dd"/>
    </style:style>
    <style:style style:name="P14" style:family="paragraph" style:parent-style-name="Standard">
      <style:text-properties officeooo:rsid="002d8f4f" officeooo:paragraph-rsid="002d8f4f"/>
    </style:style>
    <style:style style:name="P15" style:family="paragraph" style:parent-style-name="Standard">
      <style:text-properties officeooo:rsid="003c7fe5" officeooo:paragraph-rsid="003c7fe5"/>
    </style:style>
    <style:style style:name="P16" style:family="paragraph" style:parent-style-name="Standard">
      <style:text-properties officeooo:rsid="00381956" officeooo:paragraph-rsid="00381956"/>
    </style:style>
    <style:style style:name="P17" style:family="paragraph" style:parent-style-name="Standard">
      <style:text-properties officeooo:paragraph-rsid="005e6e92"/>
    </style:style>
    <style:style style:name="P18" style:family="paragraph" style:parent-style-name="Standard">
      <style:text-properties officeooo:rsid="004aad9c" officeooo:paragraph-rsid="004aad9c"/>
    </style:style>
    <style:style style:name="P19" style:family="paragraph" style:parent-style-name="Standard">
      <style:text-properties officeooo:rsid="004aad9c" officeooo:paragraph-rsid="0060077a"/>
    </style:style>
    <style:style style:name="P20" style:family="paragraph" style:parent-style-name="Standard">
      <style:text-properties officeooo:rsid="004c9f92" officeooo:paragraph-rsid="004c9f92"/>
    </style:style>
    <style:style style:name="P21" style:family="paragraph" style:parent-style-name="Standard">
      <style:text-properties officeooo:rsid="00515b52" officeooo:paragraph-rsid="00515b52"/>
    </style:style>
    <style:style style:name="P22" style:family="paragraph" style:parent-style-name="Standard">
      <style:text-properties officeooo:rsid="004aad9c" officeooo:paragraph-rsid="00515b52"/>
    </style:style>
    <style:style style:name="T1" style:family="text">
      <style:text-properties officeooo:rsid="0008138b"/>
    </style:style>
    <style:style style:name="T2" style:family="text">
      <style:text-properties officeooo:rsid="000e2c26"/>
    </style:style>
    <style:style style:name="T3" style:family="text">
      <style:text-properties officeooo:rsid="00257fc9"/>
    </style:style>
    <style:style style:name="T4" style:family="text">
      <style:text-properties officeooo:rsid="000f3581"/>
    </style:style>
    <style:style style:name="T5" style:family="text">
      <style:text-properties officeooo:rsid="0030e34e"/>
    </style:style>
    <style:style style:name="T6" style:family="text">
      <style:text-properties officeooo:rsid="000fcdd2"/>
    </style:style>
    <style:style style:name="T7" style:family="text">
      <style:text-properties officeooo:rsid="00130771"/>
    </style:style>
    <style:style style:name="T8" style:family="text">
      <style:text-properties officeooo:rsid="0014cb9f"/>
    </style:style>
    <style:style style:name="T9" style:family="text">
      <style:text-properties officeooo:rsid="0011837a"/>
    </style:style>
    <style:style style:name="T10" style:family="text">
      <style:text-properties officeooo:rsid="002208dd"/>
    </style:style>
    <style:style style:name="T11" style:family="text">
      <style:text-properties officeooo:rsid="0018091a"/>
    </style:style>
    <style:style style:name="T12" style:family="text">
      <style:text-properties officeooo:rsid="001b53f4"/>
    </style:style>
    <style:style style:name="T13" style:family="text">
      <style:text-properties officeooo:rsid="001ceb1e"/>
    </style:style>
    <style:style style:name="T14" style:family="text">
      <style:text-properties officeooo:rsid="00289803"/>
    </style:style>
    <style:style style:name="T15" style:family="text">
      <style:text-properties officeooo:rsid="0020c42a"/>
    </style:style>
    <style:style style:name="T16" style:family="text">
      <style:text-properties officeooo:rsid="001d9451"/>
    </style:style>
    <style:style style:name="T17" style:family="text">
      <style:text-properties officeooo:rsid="0031dea5"/>
    </style:style>
    <style:style style:name="T18" style:family="text">
      <style:text-properties officeooo:rsid="0032db69"/>
    </style:style>
    <style:style style:name="T19" style:family="text">
      <style:text-properties officeooo:rsid="0029e44e"/>
    </style:style>
    <style:style style:name="T20" style:family="text">
      <style:text-properties officeooo:rsid="002bcba8"/>
    </style:style>
    <style:style style:name="T21" style:family="text">
      <style:text-properties officeooo:rsid="00366d9f"/>
    </style:style>
    <style:style style:name="T22" style:family="text">
      <style:text-properties officeooo:rsid="002d1a7b"/>
    </style:style>
    <style:style style:name="T23" style:family="text">
      <style:text-properties officeooo:rsid="0023c0df"/>
    </style:style>
    <style:style style:name="T24" style:family="text">
      <style:text-properties officeooo:rsid="00369d53"/>
    </style:style>
    <style:style style:name="T25" style:family="text">
      <style:text-properties officeooo:rsid="0024e049"/>
    </style:style>
    <style:style style:name="T26" style:family="text">
      <style:text-properties fo:font-weight="normal"/>
    </style:style>
    <style:style style:name="T27" style:family="text">
      <style:text-properties officeooo:rsid="004164c9"/>
    </style:style>
    <style:style style:name="T28" style:family="text">
      <style:text-properties officeooo:rsid="0036f2c3"/>
    </style:style>
    <style:style style:name="T29" style:family="text">
      <style:text-properties officeooo:rsid="002d6a88"/>
    </style:style>
    <style:style style:name="T30" style:family="text">
      <style:text-properties officeooo:rsid="00424274"/>
    </style:style>
    <style:style style:name="T31" style:family="text">
      <style:text-properties officeooo:rsid="00377bca"/>
    </style:style>
    <style:style style:name="T32" style:family="text">
      <style:text-properties officeooo:rsid="00381956"/>
    </style:style>
    <style:style style:name="T33" style:family="text">
      <style:text-properties officeooo:rsid="003dabbf"/>
    </style:style>
    <style:style style:name="T34" style:family="text">
      <style:text-properties officeooo:rsid="003f18c8"/>
    </style:style>
    <style:style style:name="T35" style:family="text">
      <style:text-properties officeooo:rsid="0040f40a"/>
    </style:style>
    <style:style style:name="T36" style:family="text">
      <style:text-properties officeooo:rsid="00438c85"/>
    </style:style>
    <style:style style:name="T37" style:family="text">
      <style:text-properties officeooo:rsid="0043b769"/>
    </style:style>
    <style:style style:name="T38" style:family="text">
      <style:text-properties officeooo:rsid="0044abe6"/>
    </style:style>
    <style:style style:name="T39" style:family="text">
      <style:text-properties officeooo:rsid="0038de20"/>
    </style:style>
    <style:style style:name="T40" style:family="text">
      <style:text-properties officeooo:rsid="003a1113"/>
    </style:style>
    <style:style style:name="T41" style:family="text">
      <style:text-properties officeooo:rsid="004555cf"/>
    </style:style>
    <style:style style:name="T42" style:family="text">
      <style:text-properties officeooo:rsid="004a34f5"/>
    </style:style>
    <style:style style:name="T43" style:family="text">
      <style:text-properties officeooo:rsid="0046254e"/>
    </style:style>
    <style:style style:name="T44" style:family="text">
      <style:text-properties officeooo:rsid="0047a83b"/>
    </style:style>
    <style:style style:name="T45" style:family="text">
      <style:text-properties officeooo:rsid="0048f470"/>
    </style:style>
    <style:style style:name="T46" style:family="text">
      <style:text-properties officeooo:rsid="00582c53"/>
    </style:style>
    <style:style style:name="T47" style:family="text">
      <style:text-properties officeooo:rsid="0059d205"/>
    </style:style>
    <style:style style:name="T48" style:family="text">
      <style:text-properties officeooo:rsid="005a514d"/>
    </style:style>
    <style:style style:name="T49" style:family="text">
      <style:text-properties officeooo:rsid="005e6e92"/>
    </style:style>
    <style:style style:name="T50" style:family="text">
      <style:text-properties officeooo:rsid="005b24d1"/>
    </style:style>
    <style:style style:name="T51" style:family="text">
      <style:text-properties officeooo:rsid="005cb571"/>
    </style:style>
    <style:style style:name="T52" style:family="text">
      <style:text-properties officeooo:rsid="005d99a6"/>
    </style:style>
    <style:style style:name="T53" style:family="text">
      <style:text-properties officeooo:rsid="005e281d"/>
    </style:style>
    <style:style style:name="T54" style:family="text">
      <style:text-properties officeooo:rsid="006193c6"/>
    </style:style>
    <style:style style:name="T55" style:family="text">
      <style:text-properties officeooo:rsid="004de806"/>
    </style:style>
    <style:style style:name="T56" style:family="text">
      <style:text-properties officeooo:rsid="004d2827"/>
    </style:style>
    <style:style style:name="T57" style:family="text">
      <style:text-properties officeooo:rsid="004ef78c"/>
    </style:style>
    <style:style style:name="T58" style:family="text">
      <style:text-properties officeooo:rsid="0050d65a"/>
    </style:style>
    <style:style style:name="T59" style:family="text">
      <style:text-properties officeooo:rsid="006180cf"/>
    </style:style>
    <style:style style:name="T60" style:family="text">
      <style:text-properties officeooo:rsid="00541eac"/>
    </style:style>
    <style:style style:name="T61" style:family="text">
      <style:text-properties officeooo:rsid="0054364c"/>
    </style:style>
    <style:style style:name="T62" style:family="text">
      <style:text-properties officeooo:rsid="0054be1b"/>
    </style:style>
    <style:style style:name="T63" style:family="text">
      <style:text-properties officeooo:rsid="0055d5b6"/>
    </style:style>
    <style:style style:name="T64" style:family="text">
      <style:text-properties officeooo:rsid="00579b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1 Assignment 1 Part 1</text:p>
      <text:p text:style-name="P1">January 26, 2025</text:p>
      <text:p text:style-name="P1"/>
      <text:p text:style-name="P1">For each malware: SQLSlammer, WannaCry, Duqu, Flame, Stuxnet, Opasrv, Melissa, and Koobface answer the following questions:</text:p>
      <text:p text:style-name="P1"/>
      <text:p text:style-name="P1">1. Choose any Vendor or Government DB and look up the above listed malware. Then answer the remaining questions. Examples of websites are included within Module 1- Assignment Part 1. Good Intel DB places to start: McAfee, Symantec, Trend Micro, MITRE.</text:p>
      <text:p text:style-name="P1"/>
      <text:p text:style-name="P1">2. Does the name and list of variants match 1:1 between the databases in Question 1? Describe the relationship you do see.</text:p>
      <text:p text:style-name="P1"/>
      <text:p text:style-name="P1">3. Use the National Vulnerability Database (https://nvd.nist.gov/), BugTraq (http://www.securityfocus.com/archives), and Full-­­Disclosure (http://seclists.org/fulldisclosure/) to list at least 3 advisories that relate to this worm.</text:p>
      <text:p text:style-name="P1"/>
      <text:p text:style-name="P1">4. Describe how the worm is propagated.</text:p>
      <text:p text:style-name="P1"/>
      <text:p text:style-name="P1">5. Describe how you would detect this propagation.</text:p>
      <text:p text:style-name="P1"/>
      <text:p text:style-name="P1">6. If the worm had a variant, describe at least one of these variants and if your proposed detection method would still be affective in detecting the variant.</text:p>
      <text:p text:style-name="P1"/>
      <text:p text:style-name="P2">For each:</text:p>
      <text:p text:style-name="P2"><text:s text:c="2"/>1. look it up</text:p>
      <text:p text:style-name="P3"><text:s text:c="2"/>2. do names/variants match up on dbs?</text:p>
      <text:p text:style-name="P1"><text:s text:c="2"/><text:span text:style-name="T1">3. use nvd nist, bugtraq, full disclosure to list 3 advisories</text:span></text:p>
      <text:p text:style-name="P3"><text:s text:c="2"/>4. describe how it propagates</text:p>
      <text:p text:style-name="P3"><text:s text:c="2"/>5. describe how to detect propagation</text:p>
      <text:p text:style-name="P2"><text:s text:c="2"/>6. if there’s variants, describe one and would your method still detect it?</text:p>
      <text:p text:style-name="P4"/>
      <text:p text:style-name="P5">General</text:p>
      <text:p text:style-name="P5"><text:a xlink:type="simple" xlink:href="https://www.trellix.com/security-awareness/ransomware/what-is-ransomware/" text:style-name="Internet_20_link" text:visited-style-name="Visited_20_Internet_20_Link">https://www.trellix.com/security-awareness/ransomware/what-is-ransomware/</text:a></text:p>
      <text:p text:style-name="P5"><text:a xlink:type="simple" xlink:href="https://www.cse.wustl.edu/~jain/cse571-09/ftp/worms/index.html" text:style-name="Internet_20_link" text:visited-style-name="Visited_20_Internet_20_Link">https://www.cse.wustl.edu/~jain/cse571-09/ftp/worms/index.html</text:a></text:p>
      <text:p text:style-name="P5"><text:a xlink:type="simple" xlink:href="https://www.kaspersky.com/resource-center/threats/computer-viruses-vs-worms" text:style-name="Internet_20_link" text:visited-style-name="Visited_20_Internet_20_Link">https://www.kaspersky.com/resource-center/threats/computer-viruses-vs-worms</text:a></text:p>
      <text:p text:style-name="P5"/>
      <text:p text:style-name="P5"/>
      <text:h text:style-name="Heading_20_1" text:outline-level="1">SQLSlammer</text:h>
      <text:p text:style-name="P4"/>
      <text:p text:style-name="P6"><text:span text:style-name="T2">The </text:span><text:span text:style-name="T3">SQL Slammer worm leverages the </text:span><text:span text:style-name="T2">CVE-2002-0649 vulnerability </text:span><text:span text:style-name="T3">to </text:span><text:span text:style-name="T2">buffer overflow the Resolution Service for MySQL Server 2000 and Microsoft Desktop Engine </text:span><text:span text:style-name="T3">in order to remotely execute code and spread to other systems</text:span><text:span text:style-name="T2">. </text:span><text:span text:style-name="T4">The </text:span><text:span text:style-name="T3">advisory pages from the 2002/2003 period give the worm different advisory numbers such as NVD </text:span><text:span text:style-name="T4">NIST Page describ</text:span><text:span text:style-name="T5">ing</text:span><text:span text:style-name="T4"> the </text:span><text:span text:style-name="T6">CVE and lists the severity</text:span><text:span text:style-name="T4"> as “7.5 </text:span><text:span text:style-name="T6">High”</text:span><text:span text:style-name="T4">. </text:span><text:span text:style-name="T6">Microsoft’s Security Bulletin names the vulnerability “Q323875” and calls the severity “Critical”. </text:span><text:soft-page-break/><text:span text:style-name="T6">Bugtraq calls the vulnerability “#NISR25072002” with the Severity “Critical/Very High”. </text:span><text:span text:style-name="T3">And </text:span><text:span text:style-name="T7">Carnegie Mellon calls the vulnerability “</text:span>VU#399260” <text:span text:style-name="T7">and states the “severity metric” as “</text:span>43.28”. <text:s/><text:span text:style-name="T8">There don’t appear to be variants listed on the advisory pages, and a</text:span><text:span text:style-name="T9">cross the security advisories the description of the mechanism and affected software </text:span><text:span text:style-name="T8">are</text:span><text:span text:style-name="T9"> the same, </text:span><text:span text:style-name="T10">describing the same payload</text:span><text:span text:style-name="T9">, </text:span><text:span text:style-name="T8">while </text:span><text:span text:style-name="T9">the </text:span><text:span text:style-name="T11">name</text:span><text:span text:style-name="T9"> </text:span><text:span text:style-name="T10">given to</text:span><text:span text:style-name="T9"> the vulnerability, identifying numbers, and severity </text:span><text:span text:style-name="T10">score </text:span><text:span text:style-name="T9">vary.</text:span></text:p>
      <text:p text:style-name="P6"/>
      <text:p text:style-name="P7">Advisories:</text:p>
      <text:p text:style-name="P6"><text:a xlink:type="simple" xlink:href="https://nvd.nist.gov/vuln/detail/CVE-2002-0649#vulnCurrentDescriptionTitle" text:style-name="Internet_20_link" text:visited-style-name="Visited_20_Internet_20_Link">https://nvd.nist.gov/vuln/detail/CVE-2002-0649#vulnCurrentDescriptionTitle</text:a></text:p>
      <text:p text:style-name="P6"><text:a xlink:type="simple" xlink:href="https://www.cve.org/CVERecord?id=CVE-2002-0649" text:style-name="Internet_20_link" text:visited-style-name="Visited_20_Internet_20_Link">https://www.cve.org/CVERecord?id=CVE-2002-0649</text:a></text:p>
      <text:p text:style-name="P8"><text:a xlink:type="simple" xlink:href="https://marc.info/?l=bugtraq&amp;m=102760196931518&amp;w=2" text:style-name="Internet_20_link" text:visited-style-name="Visited_20_Internet_20_Link">https://marc.info/?l=bugtraq&amp;m=102760196931518&amp;w=2</text:a></text:p>
      <text:p text:style-name="P4"><text:a xlink:type="simple" xlink:href="https://www.kb.cert.org/vuls/id/399260" text:style-name="Internet_20_link" text:visited-style-name="Visited_20_Internet_20_Link">https://www.kb.cert.org/vuls/id/399260</text:a></text:p>
      <text:p text:style-name="P4"><text:a xlink:type="simple" xlink:href="https://learn.microsoft.com/en-us/security-updates/securitybulletins/2002/ms02-039" text:style-name="Internet_20_link" text:visited-style-name="Visited_20_Internet_20_Link">https://learn.microsoft.com/en-us/security-updates/securitybulletins/2002/ms02-039</text:a></text:p>
      <text:p text:style-name="P4"><text:a xlink:type="simple" xlink:href="https://seclists.org/fulldisclosure/2003/Jan/240" text:style-name="Internet_20_link" text:visited-style-name="Visited_20_Internet_20_Link">https://seclists.org/fulldisclosure/2003/Jan/240</text:a></text:p>
      <text:p text:style-name="P4"/>
      <text:p text:style-name="P9">Propagation</text:p>
      <text:p text:style-name="P9"/>
      <text:p text:style-name="P10">The SQL Slammer worm <text:span text:style-name="T12">infects a host running MS SQL or MSDE 2000 running with port 1434 open </text:span><text:span text:style-name="T13">to UDP </text:span><text:span text:style-name="T12">and executes a buffer overflow/overrun with the privileges of the SQL Service account from </text:span><text:span text:style-name="T3">a</text:span><text:span text:style-name="T12"> flaw in the SQL Server Resolution Service. </text:span><text:span text:style-name="T13">It then uses pseudo random number generation to get a new target to spread to, and sends the worm payload in a </text:span><text:span text:style-name="T14">single </text:span><text:span text:style-name="T13">packet </text:span><text:span text:style-name="T15">to</text:span><text:span text:style-name="T16"> the same port (1434, UDP) </text:span><text:span text:style-name="T15">on the target address </text:span><text:span text:style-name="T16">to attempt to infect a</text:span><text:span text:style-name="T5">n</text:span><text:span text:style-name="T16"> unpatched host.</text:span></text:p>
      <text:p text:style-name="P9"/>
      <text:p text:style-name="P9">Detection</text:p>
      <text:p text:style-name="P11">The Slammer code fits into a single packet and targets port 1434 <text:span text:style-name="T17">on UDP</text:span> where the SQL Server Resolution Service is expected to run. If traffic to that port is encountered, <text:span text:style-name="T18">especially</text:span> with a payload matching the Slammer worm, <text:span text:style-name="T19">the </text:span>infection <text:span text:style-name="T19">attempt </text:span>can be detected in logs and alerting software such as at the firewall. The service was patched, <text:span text:style-name="T15">and it was recommended to </text:span>block port <text:span text:style-name="T19">1434 </text:span>to external connections <text:span text:style-name="T15">to</text:span> prevent infection, so unexpected traffic to that port would be detectable, <text:span text:style-name="T15">and scanning the packet would reveal the payload. </text:span><text:span text:style-name="T20">There don’t appear to be variants listed in the advisories, </text:span><text:span text:style-name="T18">so detection would consist of analyzing traffic </text:span><text:span text:style-name="T21">patterns and looking for </text:span><text:span text:style-name="T18">the payload.</text:span></text:p>
      <text:p text:style-name="P4"/>
      <text:h text:style-name="Heading_20_1" text:outline-level="1">WannaCry</text:h>
      <text:p text:style-name="P12"><text:span text:style-name="T10">WannaCry ransomware exploits a vulnerability in Microsoft SMBv1 servers to execute remote code on </text:span><text:span text:style-name="T22">a</text:span><text:span text:style-name="T10"> vulnerable system. </text:span><text:span text:style-name="T23">The vulnerability is described as “High” or “Critical” by Microsoft and “High” by Nmap/Seclists </text:span><text:span text:style-name="T24">and is denoted by </text:span><text:span text:style-name="T22">CVE-2017-0144 and CVE-2017-0145 </text:span><text:span text:style-name="T24">or Microsoft’s security advisory name “</text:span>MS17-010”<text:span text:style-name="T23">. </text:span><text:span text:style-name="T25">There are many variants to the WannaCry payload as noted by the Tripwire article that over 12,000 variants had been detected with Sophos finding that 10 variants accounted for 3.4 million out of 5.1 million detected infection attempts. </text:span><text:span text:style-name="T24">It was suggested that the variants were created by multiple groups for their own ransomware targeting purposes.</text:span><text:span text:style-name="T25"> </text:span><text:span text:style-name="T22">There are multiple CVEs relating to the SMB vulnerability with CVE-2017-</text:span><text:span text:style-name="T26">0143, </text:span><text:span text:style-name="T22">CVE-2017-0144, CVE-2017-0145, </text:span><text:span text:style-name="T27">and CVE-2017-0148 with </text:span><text:span text:style-name="T22">CVE-2017-0144 </text:span><text:span text:style-name="T27">and </text:span><text:span text:style-name="T22">CVE-2017-014</text:span><text:span text:style-name="T27">5 being the most common </text:span><text:span text:style-name="T22">cited </text:span><text:span text:style-name="T28">with the vulnerability in SMBv1 </text:span><text:span text:style-name="T29">used </text:span><text:span text:style-name="T28">to propagate </text:span><text:span text:style-name="T29">WannaCry </text:span><text:span text:style-name="T30">derived from “EternalBlue”</text:span><text:span text:style-name="T29">. </text:span><text:span text:style-name="T31">The WannaCry ransomware is also given other names such as WannaCrypt, and Wcry </text:span><text:span text:style-name="T32">and other variants like Wanna Decryptor </text:span><text:span text:style-name="T30">2.0</text:span><text:span text:style-name="T31">. </text:span><text:span text:style-name="T32">Similar ransomware attacks with different names were launched with the same exploit such as NotPetya and BadRabbit. </text:span></text:p>
      <text:p text:style-name="P7"/>
      <text:p text:style-name="P7"><text:span text:style-name="T22">A</text:span>dvisories</text:p>
      <text:p text:style-name="P7"><text:a xlink:type="simple" xlink:href="https://learn.microsoft.com/en-us/security-updates/SecurityBulletins/2017/ms17-010" text:style-name="Internet_20_link" text:visited-style-name="Visited_20_Internet_20_Link"><text:soft-page-break/>https://learn.microsoft.com/en-us/security-updates/SecurityBulletins/2017/ms17-010</text:a></text:p>
      <text:p text:style-name="P7"><text:a xlink:type="simple" xlink:href="https://cve.mitre.org/cgi-bin/cvename.cgi?name=CVE-2017-0145" text:style-name="Internet_20_link" text:visited-style-name="Visited_20_Internet_20_Link">https://cve.mitre.org/cgi-bin/cvename.cgi?name=CVE-2017-0145</text:a></text:p>
      <text:p text:style-name="P7"><text:a xlink:type="simple" xlink:href="https://nvd.nist.gov/vuln/detail/CVE-2017-0145" text:style-name="Internet_20_link" text:visited-style-name="Visited_20_Internet_20_Link">https://nvd.nist.gov/vuln/detail/CVE-2017-0145</text:a></text:p>
      <text:p text:style-name="P13"/>
      <text:p text:style-name="P14">Propagation</text:p>
      <text:p text:style-name="P15">The SMBv1 vulnerability allows remote execution on vulnerable hosts <text:span text:style-name="T33">running Microsoft operating systems. </text:span><text:span text:style-name="T34">This allows an </text:span><text:span text:style-name="T35">attacker to use an </text:span><text:span text:style-name="T34">infected host to </text:span><text:span text:style-name="T35">scan local devices to take advantage of the same exploit on vulnerable systems such as moving laterally within a network, or using the devices to attempt to propagate to new networks by targeting a new IP on common SMB ports like 445 </text:span><text:span text:style-name="T36">with a maliciously crafted packet that causes a buffer overflow </text:span><text:span text:style-name="T37">and execute shellcode</text:span><text:span text:style-name="T35">.</text:span></text:p>
      <text:p text:style-name="P15"/>
      <text:p text:style-name="P15"><text:a xlink:type="simple" xlink:href="https://www.sentinelone.com/blog/eternalblue-nsa-developed-exploit-just-wont-die/" text:style-name="Internet_20_link" text:visited-style-name="Visited_20_Internet_20_Link">https://www.sentinelone.com/blog/eternalblue-nsa-developed-exploit-just-wont-die/</text:a></text:p>
      <text:p text:style-name="P14"/>
      <text:p text:style-name="P14">Detection</text:p>
      <text:p text:style-name="P16"><text:span text:style-name="T38">Some variants of the</text:span> malware <text:span text:style-name="T39">check </text:span><text:span text:style-name="T38">for </text:span><text:span text:style-name="T39">a kill switch domain before proceeding, so network calls to </text:span><text:span text:style-name="T40">these</text:span><text:span text:style-name="T39"> hardcoded domains </text:span><text:span text:style-name="T40">can provide evidence that a device is infected and should be isolated. Once the program has executed and encrypted local files, the ransomware makes itself known by demanding payment to decrypt. </text:span><text:span text:style-name="T41">Later variants of the original checked for different </text:span><text:span text:style-name="T42">hardcoded </text:span><text:span text:style-name="T41">domains, which were registered by security research groups to prevent the spread of the ransomware by halting the program at the domain check. </text:span><text:span text:style-name="T43">But later variants did not use the domain kill switch. </text:span><text:span text:style-name="T44">Researchers also found methods to decrypt the </text:span><text:span text:style-name="T45">data from flaws in Windows Encryption APIs and tools were created to subvert the ransom across variants.</text:span></text:p>
      <text:p text:style-name="P4"/>
      <text:h text:style-name="Heading_20_1" text:outline-level="1">Duqu</text:h>
      <text:p text:style-name="P17"><text:span text:style-name="T46">Duqu and Duqu 2.0 are advanced persistent malware potentially launched to target specific groups using stolen certificates and advanced tactics to avoid detection while allowing attackers to move laterally and observe corporate network activity </text:span><text:span text:style-name="T47">while connecting covertly to command and control servers. </text:span><text:span text:style-name="T48">There are multiple exploits, at the time zero days, </text:span><text:span text:style-name="T49">such as a vulnerability in TrueType fonts </text:span><text:span text:style-name="T48">used to gain access to a user’s account, and elevate </text:span><text:span text:style-name="T50">permissions and spread to other machines on the network </text:span><text:span text:style-name="T51">as well as maintain presence in networking hardware. </text:span><text:span text:style-name="T52">Microsoft names </text:span><text:span text:style-name="T49">some of the exploited</text:span><text:span text:style-name="T52"> vulnerabilities </text:span>MS11-087, <text:span text:style-name="T52">MS14-058, MS15-061, and MS14-068 for CVE’s CVE-2011-3402, CVE-2015-2360, CVE-2014-4148, and CVE-2014-6324. </text:span></text:p>
      <text:p text:style-name="P4"/>
      <text:p text:style-name="P18">Advisories</text:p>
      <text:p text:style-name="P19"><text:a xlink:type="simple" xlink:href="https://www.cisa.gov/news-events/ics-alerts/ics-alert-11-291-01e" text:style-name="Internet_20_link" text:visited-style-name="Visited_20_Internet_20_Link">https://www.cisa.gov/news-events/ics-alerts/ics-alert-11-291-01e</text:a></text:p>
      <text:p text:style-name="P19"/>
      <text:p text:style-name="P18"><text:a xlink:type="simple" xlink:href="https://nvd.nist.gov/vuln/detail/CVE-2011-3402" text:style-name="Internet_20_link" text:visited-style-name="Visited_20_Internet_20_Link">https://nvd.nist.gov/vuln/detail/CVE-2011-3402</text:a></text:p>
      <text:p text:style-name="P18"><text:a xlink:type="simple" xlink:href="https://learn.microsoft.com/en-us/security-updates/securitybulletins/2011/ms11-087" text:style-name="Internet_20_link" text:visited-style-name="Visited_20_Internet_20_Link">https://learn.microsoft.com/en-us/security-updates/securitybulletins/2011/ms11-087</text:a></text:p>
      <text:p text:style-name="P18"/>
      <text:p text:style-name="P18"><text:a xlink:type="simple" xlink:href="https://nvd.nist.gov/vuln/detail/CVE-2015-2360" text:style-name="Internet_20_link" text:visited-style-name="Visited_20_Internet_20_Link">https://nvd.nist.gov/vuln/detail/CVE-2015-2360</text:a></text:p>
      <text:p text:style-name="P18"><text:a xlink:type="simple" xlink:href="https://learn.microsoft.com/en-us/security-updates/securitybulletins/2015/ms15-061" text:style-name="Internet_20_link" text:visited-style-name="Visited_20_Internet_20_Link">https://learn.microsoft.com/en-us/security-updates/securitybulletins/2015/ms15-061</text:a></text:p>
      <text:p text:style-name="P18"/>
      <text:p text:style-name="P18"><text:a xlink:type="simple" xlink:href="https://nvd.nist.gov/vuln/detail/CVE-2014-4148" text:style-name="Internet_20_link" text:visited-style-name="Visited_20_Internet_20_Link">https://nvd.nist.gov/vuln/detail/CVE-2014-4148</text:a></text:p>
      <text:p text:style-name="P18"><text:a xlink:type="simple" xlink:href="https://learn.microsoft.com/en-us/security-updates/securitybulletins/2014/ms14-058" text:style-name="Internet_20_link" text:visited-style-name="Visited_20_Internet_20_Link">https://learn.microsoft.com/en-us/security-updates/securitybulletins/2014/ms14-058</text:a></text:p>
      <text:p text:style-name="P18"><text:a xlink:type="simple" xlink:href="https://nvd.nist.gov/vuln/detail/CVE-2014-6324" text:style-name="Internet_20_link" text:visited-style-name="Visited_20_Internet_20_Link"/></text:p>
      <text:p text:style-name="P18"><text:a xlink:type="simple" xlink:href="https://nvd.nist.gov/vuln/detail/CVE-2014-6324" text:style-name="Internet_20_link" text:visited-style-name="Visited_20_Internet_20_Link">https://nvd.nist.gov/vuln/detail/CVE-2014-6324</text:a></text:p>
      <text:p text:style-name="P18"><text:a xlink:type="simple" xlink:href="https://www.cisa.gov/news-events/alerts/2014/11/19/microsoft-windows-kerberos-kdc-remote-privilege-escalation" text:style-name="Internet_20_link" text:visited-style-name="Visited_20_Internet_20_Link"><text:soft-page-break/>https://www.cisa.gov/news-events/alerts/2014/11/19/microsoft-windows-kerberos-kdc-remote-privilege-escalation</text:a></text:p>
      <text:p text:style-name="P18"><text:a xlink:type="simple" xlink:href="https://marc.info/?l=bugtraq&amp;m=142350249315918&amp;w=2" text:style-name="Internet_20_link" text:visited-style-name="Visited_20_Internet_20_Link">https://marc.info/?l=bugtraq&amp;m=142350249315918&amp;w=2</text:a></text:p>
      <text:p text:style-name="P18"><text:a xlink:type="simple" xlink:href="https://learn.microsoft.com/en-us/security-updates/SecurityBulletins/2014/ms14-068" text:style-name="Internet_20_link" text:visited-style-name="Visited_20_Internet_20_Link">https://learn.microsoft.com/en-us/security-updates/SecurityBulletins/2014/ms14-068</text:a></text:p>
      <text:p text:style-name="P18"/>
      <text:p text:style-name="P20">Propagation</text:p>
      <text:p text:style-name="P20"><text:span text:style-name="T53">Duqu does not spread on its own according to CISA. </text:span>In a publication by Infosec <text:span text:style-name="T54">I</text:span>nstitute, a <text:span text:style-name="T55">Duqu 2.0 </text:span>attacker used spear phishing to target an individual <text:span text:style-name="T49">at Kaspersky </text:span>by email to have them open an attached word document <text:span text:style-name="T56">which was used to achieve domain administrator privileges </text:span><text:span text:style-name="T55">from an unprivileged domain user </text:span><text:span text:style-name="T56">through another exploit, </text:span><text:span text:style-name="T55">in order to infect other computers in the domain </text:span><text:span text:style-name="T57">via Microsoft installer packages (.msi) sent remotely to the machines </text:span><text:span text:style-name="T58">and started with Task Scheduler.</text:span></text:p>
      <text:p text:style-name="P20"/>
      <text:p text:style-name="P21">Detection</text:p>
      <text:p text:style-name="P21">The worm runs in memory and writes no files to disk making detection difficult, but in the spear phishing example the target user’s email inbox and web history had been erased, raising suspicions. Some variants, noted by Symantec in the Infosec <text:span text:style-name="T59">I</text:span>nstitute article, create a backdoor to multiple machines to retain persistence, and <text:span text:style-name="T60">use stolen certificates from Foxconn/Hon Hair Precision to sign a driver that can now be identified but doesn’t seem to be used by other groups. The drivers were used in gateways and network devices to achieve access and prevent logging, which use premade passphrases which can be identified in malicious code and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text:span><text:span text:style-name="T61">also hide their connection to the C&amp;C server with encrypted data at the end of different image formats, and variants use different user agent strings. These various hardcoded strings, common URLs, and some common hashes can allow for detection of the </text:span><text:span text:style-name="T62">variants of the </text:span><text:span text:style-name="T63">Duqu malware, which were distributed through SecureLists in their .</text:span><text:span text:style-name="T64">ioc</text:span><text:span text:style-name="T63"> indicators of compromise file </text:span><text:span text:style-name="T64">which can be used to prevent connections and distribution of related files in a network.</text:span></text:p>
      <text:p text:style-name="P21"/>
      <text:p text:style-name="P21"><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P21"><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p text:style-name="P22"/>
      <text:h text:style-name="Heading_20_1" text:outline-level="1">Flame</text:h>
      <text:p text:style-name="P4"><text:a xlink:type="simple" xlink:href="https://www.telegraph.co.uk/news/worldnews/middleeast/iran/9295938/Flame-worlds-most-complex-computer-virus-exposed.html" text:style-name="Internet_20_link" text:visited-style-name="Visited_20_Internet_20_Link">https://www.telegraph.co.uk/news/worldnews/middleeast/iran/9295938/Flame-worlds-most-complex-computer-virus-exposed.html</text:a></text:p>
      <text:p text:style-name="P4"><text:a xlink:type="simple" xlink:href="https://webcitation.org/68347vKEs?url=https://www.securelist.com/en/blog/208193522/The_Flame_Questions_and_Answers" text:style-name="Internet_20_link" text:visited-style-name="Visited_20_Internet_20_Link">https://webcitation.org/68347vKEs?url=https://www.securelist.com/en/blog/208193522/The_Flame_Questions_and_Answers</text:a></text:p>
      <text:p text:style-name="P4"><text:a xlink:type="simple" xlink:href="https://www.vice.com/en/article/researchers-uncover-new-version-of-the-infamous-flame-malware/" text:style-name="Internet_20_link" text:visited-style-name="Visited_20_Internet_20_Link">https://www.vice.com/en/article/researchers-uncover-new-version-of-the-infamous-flame-malware/</text:a></text:p>
      <text:p text:style-name="P4"/>
      <text:p text:style-name="P4"/>
      <text:p text:style-name="P4">Stuxnet</text:p>
      <text:p text:style-name="P4"><text:a xlink:type="simple" xlink:href="https://www.mcafee.com/blogs/other-blogs/mcafee-labs/stuxnet-update/" text:style-name="Internet_20_link" text:visited-style-name="Visited_20_Internet_20_Link">https://www.mcafee.com/blogs/other-blogs/mcafee-labs/stuxnet-update/</text:a></text:p>
      <text:p text:style-name="P4"><text:a xlink:type="simple" xlink:href="https://en.wikipedia.org/wiki/Stuxnet" text:style-name="Internet_20_link" text:visited-style-name="Visited_20_Internet_20_Link">https://en.wikipedia.org/wiki/Stuxnet</text:a></text:p>
      <text:p text:style-name="P4"><text:a xlink:type="simple" xlink:href="https://www.infosecurity-magazine.com/news/stuxnet-returns-striking-iran-with/" text:style-name="Internet_20_link" text:visited-style-name="Visited_20_Internet_20_Link">https://www.infosecurity-magazine.com/news/stuxnet-returns-striking-iran-with/</text:a></text:p>
      <text:p text:style-name="P4"/>
      <text:p text:style-name="P4"/>
      <text:p text:style-name="P4"><text:soft-page-break/>Opasrv</text:p>
      <text:p text:style-name="P4"><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P4"><text:a xlink:type="simple" xlink:href="https://www.f-secure.com/v-descs/opasoft.shtml" text:style-name="Internet_20_link" text:visited-style-name="Visited_20_Internet_20_Link">https://www.f-secure.com/v-descs/opasoft.shtml</text:a></text:p>
      <text:p text:style-name="P4"><text:a xlink:type="simple" xlink:href="http://virus.wikidot.com/opaserv" text:style-name="Internet_20_link" text:visited-style-name="Visited_20_Internet_20_Link">http://virus.wikidot.com/opaserv</text:a></text:p>
      <text:p text:style-name="P4"><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P4"><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P4"/>
      <text:p text:style-name="P4"/>
      <text:p text:style-name="P4">Melissa</text:p>
      <text:p text:style-name="P4"><text:a xlink:type="simple" xlink:href="https://www.trendmicro.com/vinfo/id/threat-encyclopedia/malware/W97M_MELISSA.FY" text:style-name="Internet_20_link" text:visited-style-name="Visited_20_Internet_20_Link">https://www.trendmicro.com/vinfo/id/threat-encyclopedia/malware/W97M_MELISSA.FY</text:a></text:p>
      <text:p text:style-name="P4"><text:a xlink:type="simple" xlink:href="https://www.fbi.gov/news/stories/melissa-virus-20th-anniversary-032519" text:style-name="Internet_20_link" text:visited-style-name="Visited_20_Internet_20_Link">https://www.fbi.gov/news/stories/melissa-virus-20th-anniversary-032519</text:a></text:p>
      <text:p text:style-name="P4"/>
      <text:p text:style-name="P4"/>
      <text:p text:style-name="P4">Koobface</text:p>
      <text:p text:style-name="P4"><text:a xlink:type="simple" xlink:href="https://en.wikipedia.org/wiki/Koobface" text:style-name="Internet_20_link" text:visited-style-name="Visited_20_Internet_20_Link">https://en.wikipedia.org/wiki/Koobface</text:a></text:p>
      <text:p text:style-name="P4"><text:a xlink:type="simple" xlink:href="https://www.kaspersky.com/resource-center/definitions/what-is-the-koobface-virus" text:style-name="Internet_20_link" text:visited-style-name="Visited_20_Internet_20_Link">https://www.kaspersky.com/resource-center/definitions/what-is-the-koobface-virus</text: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7T23:13:02.651712472</dc:date>
    <meta:editing-duration>PT8H6M56S</meta:editing-duration>
    <meta:editing-cycles>82</meta:editing-cycles>
    <meta:generator>LibreOffice/24.8.2.1$MacOSX_AARCH64 LibreOffice_project/0f794b6e29741098670a3b95d60478a65d05ef13</meta:generator>
    <meta:document-statistic meta:table-count="0" meta:image-count="0" meta:object-count="0" meta:page-count="5" meta:paragraph-count="86" meta:word-count="1389" meta:character-count="11546" meta:non-whitespace-character-count="10231"/>
  </office:meta>
</office:document-meta>
</file>